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4" style:family="paragraph" style:parent-style-name="Header">
      <style:paragraph-properties fo:text-align="start" style:justify-single-word="false" text:number-lines="false" text:line-number="0" style:writing-mode="lr-tb"/>
    </style:style>
    <style:style style:name="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_20_body_20__28_user_29_">
      <style:paragraph-properties fo:margin-top="0.423cm" fo:margin-bottom="0.212cm" style:contextual-spacing="false"/>
      <style:text-properties style:font-name="arial" style:font-name-complex="arial"/>
    </style:style>
    <style:style style:name="P1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2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80571" officeooo:paragraph-rsid="00080571" style:font-name-complex="arial"/>
    </style:style>
    <style:style style:name="P13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Text_20_body_20__28_user_29_">
      <style:paragraph-properties fo:margin-top="0.423cm" fo:margin-bottom="0.212cm" style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080571"/>
    </style:style>
    <style:style style:name="P20" style:family="paragraph" style:parent-style-name="Text_20_body_20__28_user_29_">
      <style:paragraph-properties fo:text-align="justify" style:justify-single-word="false"/>
      <style:text-properties style:font-name="arial" officeooo:paragraph-rsid="000f3f59"/>
    </style:style>
    <style:style style:name="P21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22" style:family="paragraph" style:parent-style-name="Text_20_body_20__28_user_29_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ab9ff" officeooo:paragraph-rsid="000ab9f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23" style:family="paragraph" style:parent-style-name="Texto_5f_Tabela">
      <style:paragraph-properties fo:margin-top="0cm" fo:margin-bottom="0.212cm" style:contextual-spacing="false" fo:text-align="justify" style:justify-single-word="false" style:writing-mode="lr-tb"/>
    </style:style>
    <style:style style:name="P24" style:family="paragraph" style:parent-style-name="Text_20_body_20__28_user_29_">
      <style:paragraph-properties fo:text-align="justify" style:justify-single-word="false"/>
      <style:text-properties officeooo:paragraph-rsid="000f3f59"/>
    </style:style>
    <style:style style:name="P2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80571" officeooo:paragraph-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6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8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30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3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2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3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34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35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36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_20__28_user_29_">
      <style:paragraph-properties fo:text-align="justify" style:justify-single-word="false"/>
      <style:text-properties officeooo:rsid="00238c37" officeooo:paragraph-rsid="000f3f59"/>
    </style:style>
    <style:style style:name="P39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40" style:family="paragraph" style:parent-style-name="Heading_20_1">
      <style:text-properties style:font-name="arial" officeooo:rsid="0009e074" officeooo:paragraph-rsid="0009e074" style:font-name-complex="arial"/>
    </style:style>
    <style:style style:name="P41" style:family="paragraph" style:parent-style-name="Heading_20_1">
      <style:paragraph-properties fo:margin-top="0.423cm" fo:margin-bottom="0.212cm" style:contextual-spacing="false"/>
      <style:text-properties style:font-name="arial" officeooo:rsid="0009e074" officeooo:paragraph-rsid="0009e074" style:font-name-complex="arial"/>
    </style:style>
    <style:style style:name="P42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3" style:family="paragraph" style:parent-style-name="Heading_20_1">
      <style:text-properties officeooo:rsid="000ab9ff" officeooo:paragraph-rsid="000ab9ff"/>
    </style:style>
    <style:style style:name="P44" style:family="paragraph" style:parent-style-name="Text_20_body_20__28_user_29_" style:list-style-name="L1">
      <style:paragraph-properties fo:text-align="justify" style:justify-single-word="false" style:writing-mode="lr-tb"/>
      <style:text-properties style:font-name="arial" officeooo:rsid="00080571" officeooo:paragraph-rsid="00080571"/>
    </style:style>
    <style:style style:name="P45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bcae9" officeooo:paragraph-rsid="000f3f59" style:font-size-asian="11pt" style:font-name-complex="arial" style:font-size-complex="11pt"/>
    </style:style>
    <style:style style:name="P46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80571" officeooo:paragraph-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47" style:family="paragraph" style:parent-style-name="Text_20_body_20__28_user_29_" style:list-style-name="L3">
      <style:paragraph-properties fo:text-align="justify" style:justify-single-word="false"/>
      <style:text-properties style:use-window-font-color="true" loext:opacity="0%" style:font-name="arial" fo:font-size="12pt" fo:language="es" fo:country="ES" officeooo:rsid="00238c37" officeooo:paragraph-rsid="0013c2a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8" style:family="paragraph" style:parent-style-name="Text_20_body_20__28_user_29_" style:list-style-name="L3">
      <style:text-properties style:use-window-font-color="true" loext:opacity="0%" style:font-name="arial" fo:font-size="12pt" fo:language="es" fo:country="ES" officeooo:rsid="001637bc" officeooo:paragraph-rsid="0013c2a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9" style:family="paragraph" style:parent-style-name="Text_20_body_20__28_user_29_" style:list-style-name="L3">
      <style:paragraph-properties fo:text-align="justify" style:justify-single-word="false"/>
      <style:text-properties officeooo:paragraph-rsid="0013c2a3"/>
    </style:style>
    <style:style style:name="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loext:opacity="0%" style:font-name="arial" fo:font-size="8pt" fo:language="es" fo:country="ES" officeooo:rsid="00155c39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arial" fo:font-size="12pt" fo:language="pt" fo:country="PT" fo:font-weight="bold" officeooo: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arial" fo:font-size="11pt" fo:language="es" fo:country="ES" officeooo:rsid="001cf87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style:font-name="arial" fo:font-size="11pt" fo:language="es" fo:country="ES" officeooo:rsid="000f3f59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arial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1" style:family="text">
      <style:text-properties style:use-window-font-color="true" loext:opacity="0%" style:font-name="arial" fo:font-size="11pt" fo:language="es" fo:country="ES" fo:font-weight="bold" officeooo:rsid="001cf878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loext:opacity="0%" style:font-name="arial" fo:font-size="11pt" fo:language="es" fo:country="ES" fo:font-weight="normal" officeooo:rsid="0019d248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3" style:family="text">
      <style:text-properties style:use-window-font-color="true" loext:opacity="0%" style:font-name="arial" fo:font-size="11pt" fo:language="es" fo:country="ES" fo:font-weight="normal" officeooo:rsid="000ab9ff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4" style:family="text">
      <style:text-properties style:use-window-font-color="true" loext:opacity="0%" style:font-name="arial" fo:font-size="11pt" fo:language="es" fo:country="ES" fo:font-weight="normal" officeooo:rsid="000f3f59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5" style:family="text">
      <style:text-properties style:use-window-font-color="true" loext:opacity="0%" style:font-name="arial" fo:font-size="11pt" fo:language="es" fo:country="ES" fo:font-weight="normal" officeooo:rsid="001cf878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6" style:family="text">
      <style:text-properties style:use-window-font-color="true" loext:opacity="0%" style:font-name="arial" fo:font-size="11pt" fo:language="es" fo:country="ES" fo:font-weight="normal" officeooo:rsid="0013c2a3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7" style:family="text">
      <style:text-properties style:use-window-font-color="true" loext:opacity="0%" style:font-name="arial" fo:font-size="11pt" fo:language="es" fo:country="ES" style:text-underline-style="solid" style:text-underline-width="auto" style:text-underline-color="font-color" fo:font-weight="normal" officeooo:rsid="0013c2a3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8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9" style:family="text">
      <style:text-properties style:use-window-font-color="true" loext:opacity="0%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s" fo:country="ES" officeooo: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s" fo:country="ES" officeooo:rsid="000f3f59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loext:opacity="0%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5" style:family="text">
      <style:text-properties style:use-window-font-color="true" loext:opacity="0%" style:font-name="Liberation Sans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6" style:family="text">
      <style:text-properties style:use-window-font-color="true" loext:opacity="0%" fo:language="es" fo:country="ES" fo:font-weight="bold" style:font-weight-asian="bold" style:language-complex="hi" style:country-complex="IN" style:font-weight-complex="bold"/>
    </style:style>
    <style:style style:name="T27" style:family="text">
      <style:text-properties style:use-window-font-color="true" loext:opacity="0%" fo:language="es" fo:country="ES" style:language-complex="hi" style:country-complex="IN"/>
    </style:style>
    <style:style style:name="T28" style:family="text">
      <style:text-properties style:font-name="arial"/>
    </style:style>
    <style:style style:name="T29" style:family="text">
      <style:text-properties style:font-name="arial" fo:font-size="8pt" style:font-size-asian="8pt" style:font-name-complex="arial" style:font-size-complex="8pt"/>
    </style:style>
    <style:style style:name="T30" style:family="text">
      <style:text-properties style:font-name="arial" fo:font-size="8pt" officeooo:rsid="00080571" style:font-size-asian="8pt" style:font-name-complex="arial" style:font-size-complex="8pt"/>
    </style:style>
    <style:style style:name="T31" style:family="text">
      <style:text-properties style:font-name="arial" fo:font-size="11pt" officeooo:rsid="0019d248" style:font-size-asian="11pt" style:font-name-complex="arial" style:font-size-complex="11pt"/>
    </style:style>
    <style:style style:name="T32" style:family="text">
      <style:text-properties style:font-name="arial" fo:font-size="11pt" officeooo:rsid="001cf878" style:font-size-asian="11pt" style:font-name-complex="arial" style:font-size-complex="11pt"/>
    </style:style>
    <style:style style:name="T33" style:family="text">
      <style:text-properties style:font-name="arial" fo:font-size="11pt" officeooo:rsid="000f3f59" style:font-size-asian="11pt" style:font-name-complex="arial" style:font-size-complex="11pt"/>
    </style:style>
    <style:style style:name="T34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weight="bold" officeooo:rsid="000f3f59" style:font-size-asian="11pt" style:font-weight-asian="bold" style:font-size-complex="11pt" style:font-weight-complex="bold"/>
    </style:style>
    <style:style style:name="T36" style:family="text">
      <style:text-properties fo:font-size="11pt" officeooo:rsid="001ad2a2" style:font-size-asian="11pt" style:font-name-complex="arial" style:font-size-complex="11pt"/>
    </style:style>
    <style:style style:name="T37" style:family="text">
      <style:text-properties fo:font-size="11pt" officeooo:rsid="000f3f59" style:font-size-asian="11pt" style:font-name-complex="arial" style:font-size-complex="11pt"/>
    </style:style>
    <style:style style:name="T38" style:family="text">
      <style:text-properties fo:font-size="11pt" officeooo:rsid="000f3f59" style:font-size-asian="11pt" style:font-size-complex="11pt"/>
    </style:style>
    <style:style style:name="T39" style:family="text">
      <style:text-properties fo:font-size="11pt" officeooo:rsid="002b99d4" style:font-size-asian="11pt" style:font-size-complex="11pt"/>
    </style:style>
    <style:style style:name="T40" style:family="text">
      <style:text-properties fo:font-size="11pt" fo:font-weight="bold" officeooo:rsid="000f3f59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2b99d4" style:font-size-asian="11pt" style:font-weight-asian="bold" style:font-size-complex="11pt" style:font-weight-complex="bold"/>
    </style:style>
    <style:style style:name="T42" style:family="text">
      <style:text-properties fo:font-size="11pt" fo:font-weight="normal" officeooo:rsid="000f3f59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2b99d4" style:font-size-asian="11pt" style:font-weight-asian="normal" style:font-size-complex="11pt" style:font-weight-complex="normal"/>
    </style:style>
    <style:style style:name="T44" style:family="text">
      <style:text-properties officeooo:rsid="00080571"/>
    </style:style>
    <style:style style:name="T45" style:family="text">
      <style:text-properties officeooo:rsid="000c3c4c"/>
    </style:style>
    <style:style style:name="T46" style:family="text">
      <style:text-properties fo:font-size="10pt" fo:language="pt" fo:country="PT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7" style:family="text">
      <style:text-properties fo:font-size="10pt" officeooo:rsid="000c3c4c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0f3f59"/>
    </style:style>
    <style:style style:name="T50" style:family="text">
      <style:text-properties fo:color="#000000" loext:opacity="100%" fo:font-size="11pt" fo:font-weight="normal" officeooo:rsid="000f3f59" style:font-size-asian="11pt" style:font-weight-asian="normal" style:font-size-complex="11pt" style:font-weight-complex="normal"/>
    </style:style>
    <style:style style:name="T51" style:family="text">
      <style:text-properties fo:color="#000000" loext:opacity="100%" fo:font-size="11pt" fo:font-weight="normal" officeooo:rsid="002b99d4" style:font-size-asian="11pt" style:font-weight-asian="normal" style:font-size-complex="11pt" style:font-weight-complex="normal"/>
    </style:style>
    <style:style style:name="T52" style:family="text">
      <style:text-properties fo:color="#000000" loext:opacity="100%" fo:font-size="11pt" style:text-underline-style="solid" style:text-underline-width="auto" style:text-underline-color="font-color" fo:font-weight="normal" officeooo:rsid="000f3f59" style:font-size-asian="11pt" style:font-weight-asian="normal" style:font-size-complex="11pt" style:font-weight-complex="normal"/>
    </style:style>
    <style:style style:name="T53" style:family="text">
      <style:text-properties fo:color="#000000" loext:opacity="100%" fo:font-size="11pt" style:text-underline-style="solid" style:text-underline-width="auto" style:text-underline-color="font-color" fo:font-weight="normal" officeooo:rsid="002b99d4" style:font-size-asian="11pt" style:font-weight-asian="normal" style:font-size-complex="11pt" style:font-weight-complex="normal"/>
    </style:style>
    <style:style style:name="T54" style:family="text">
      <style:text-properties officeooo:rsid="00155c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8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Identificación del documento</text:p>
            </table:table-cell>
            <table:table-cell table:style-name="Tabla1.B2" table:number-columns-spanned="5" office:value-type="string">
              <text:p text:style-name="P23"><text:span text:style-name="T5">PL</text:span><text:span text:style-name="T4">-</text:span><text:span text:style-name="T5">002</text:span><text:span text:style-name="T4">_</text:span><text:span text:style-name="T5">SEC</text:span><text:span text:style-name="T4">_</text:span><text:span text:style-name="T5">KEYCLOA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Título del documento</text:p>
            </table:table-cell>
            <table:table-cell table:style-name="Tabla1.B3" table:number-columns-spanned="5" office:value-type="string">
              <text:p text:style-name="P25"><text:span text:style-name="T54">Plan de trabajo </text:span>Seguridad con Keycloac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8">Proyecto</text:p>
          </table:table-cell>
          <table:table-cell table:style-name="Tabla1.B4" table:number-columns-spanned="5" office:value-type="string">
            <text:p text:style-name="P2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erente</text:p>
          </table:table-cell>
          <table:table-cell table:style-name="Tabla1.B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Área demandante</text:p>
          </table:table-cell>
          <table:table-cell table:style-name="Tabla1.B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irector</text:p>
          </table:table-cell>
          <table:table-cell table:style-name="Tabla1.B7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8">Responsables</text:p>
          </table:table-cell>
          <table:table-cell table:style-name="Tabla1.A2" table:number-columns-spanned="3" office:value-type="string">
            <text:p text:style-name="P3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3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12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7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8">Control de versionado</text:p>
            <text:p text:style-name="P36"/>
          </table:table-cell>
          <table:table-cell table:style-name="Tabla1.A2" office:value-type="string">
            <text:p text:style-name="P33">Versión</text:p>
          </table:table-cell>
          <table:table-cell table:style-name="Tabla1.A2" office:value-type="string">
            <text:p text:style-name="P33">Fecha</text:p>
          </table:table-cell>
          <table:table-cell table:style-name="Tabla1.A2" table:number-columns-spanned="2" office:value-type="string">
            <text:p text:style-name="P33">Autor</text:p>
          </table:table-cell>
          <table:covered-table-cell/>
          <table:table-cell table:style-name="Tabla1.E8" office:value-type="string">
            <text:p text:style-name="P33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29">1.0.<text:span text:style-name="T45">0</text:span></text:p>
          </table:table-cell>
          <table:table-cell table:style-name="Tabla1.C11" office:value-type="string">
            <text:p text:style-name="P29"><text:span text:style-name="T44">30</text:span>/<text:span text:style-name="T44">10</text:span>/202<text:span text:style-name="T44">5</text:span></text:p>
          </table:table-cell>
          <table:table-cell table:style-name="Tabla1.D11" table:number-columns-spanned="2" office:value-type="string">
            <text:p text:style-name="P30">Federico Martín Lara</text:p>
          </table:table-cell>
          <table:covered-table-cell/>
          <table:table-cell table:style-name="Tabla1.F11" office:value-type="string">
            <text:p text:style-name="P34">Versión inicial</text:p>
          </table:table-cell>
        </table:table-row>
        <table:table-row table:style-name="Tabla1.10">
          <table:table-cell table:style-name="Tabla1.A2" office:value-type="string">
            <text:p text:style-name="P28"/>
          </table:table-cell>
          <table:table-cell table:style-name="Tabla1.B12" office:value-type="string">
            <text:p text:style-name="P31">1.0.1</text:p>
          </table:table-cell>
          <table:table-cell table:style-name="Tabla1.C12" office:value-type="string">
            <text:p text:style-name="P31">03/11/2025</text:p>
          </table:table-cell>
          <table:table-cell table:style-name="Tabla1.D12" table:number-columns-spanned="2" office:value-type="string">
            <text:p text:style-name="P32">Federico Mart<text:span text:style-name="T46">ín Lara</text:span></text:p>
          </table:table-cell>
          <table:covered-table-cell/>
          <table:table-cell table:style-name="Tabla1.F12" office:value-type="string">
            <text:p text:style-name="P35">- <text:span text:style-name="T45">Se incluye Plan de implementaci</text:span><text:span text:style-name="T47">ón de Keycloak</text:span></text:p>
          </table:table-cell>
        </table:table-row>
      </table:table>
      <text:p text:style-name="P7"/>
      <text:p text:style-name="P7"/>
      <text:p text:style-name="P7"/>
      <text:p text:style-name="P6"/>
      <text:p text:style-name="P1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_Toc30671059" text:style-name="Index_20_Link" text:visited-style-name="Index_20_Link"><text:span text:style-name="T28">Introducción<text:tab/>3</text:span></text:a></text:p>
          <text:p text:style-name="P37"><text:a xlink:type="simple" xlink:href="#__RefHeading___Toc15_1298068373" text:style-name="Index_20_Link" text:visited-style-name="Index_20_Link"><text:span text:style-name="T28">Documentos de referencia<text:tab/>3</text:span></text:a></text:p>
          <text:p text:style-name="P37"><text:a xlink:type="simple" xlink:href="#__RefHeading___Toc321_934603117" text:style-name="Index_20_Link" text:visited-style-name="Index_20_Link"><text:span text:style-name="T28">Plan de implementación de Keycloak<text:tab/>3</text:span></text:a></text:p>
          <text:p text:style-name="P37"><text:a xlink:type="simple" xlink:href="#__RefHeading___Toc17_4290312538" text:style-name="Index_20_Link" text:visited-style-name="Index_20_Link"><text:span text:style-name="T28">Autenticación OAuth2<text:tab/>3</text:span></text:a></text:p>
          <text:p text:style-name="P37"><text:a xlink:type="simple" xlink:href="#__RefHeading___Toc6_554296098" text:style-name="Index_20_Link" text:visited-style-name="Index_20_Link"><text:span text:style-name="T28">Roles y permisos<text:tab/>3</text:span></text:a></text:p>
          <text:p text:style-name="P37"><text:a xlink:type="simple" xlink:href="#__RefHeading___Toc8_554296098" text:style-name="Index_20_Link" text:visited-style-name="Index_20_Link"><text:span text:style-name="T28">SSO (Single Sign On)<text:tab/>3</text:span></text:a></text:p>
        </text:index-body>
      </text:table-of-content>
      <text:p text:style-name="P15"/>
      <text:p text:style-name="P14"/>
      <text:h text:style-name="P39" text:outline-level="1"><text:bookmark-start text:name="__RefHeading___Toc30671059"/>Introducción<text:bookmark-end text:name="__RefHeading___Toc30671059"/></text:h>
      <text:p text:style-name="P19"><text:span text:style-name="T19">El presente documento define un </text:span><text:span text:style-name="T20">plan de trabajo que tiene como objetivo la configuración y prueba de las funcionalidades de </text:span><text:span text:style-name="T21">seguridad</text:span><text:span text:style-name="T20"> de la plataforma JBOSS EAP Server</text:span><text:span text:style-name="T19">. </text:span><text:span text:style-name="T20">El plan consiste en configurar y probar los siguientes puntos:</text:span></text:p>
      <text:list xml:id="list3934936947" text:style-name="L1">
        <text:list-item>
          <text:p text:style-name="P44"><text:span text:style-name="T20">A</text:span><text:span text:style-name="T19">utenticación OAuth2</text:span></text:p>
        </text:list-item>
        <text:list-item>
          <text:p text:style-name="P46">Roles y permisos</text:p>
        </text:list-item>
        <text:list-item>
          <text:p text:style-name="P46">SSO (Single Sing On)</text:p>
        </text:list-item>
      </text:list>
      <text:p text:style-name="P22">Para la prueba de las funcionalidades requeridas se necesita de un componente adicional en el cual se apoyarán. Este componente es el gestor de identidades <text:span text:style-name="T48">Keycloak</text:span>, el cual se configura y desarrolla en la primera sección del plan.</text:p>
      <text:h text:style-name="P42" text:outline-level="1"><text:bookmark-start text:name="__RefHeading___Toc15_1298068373"/>Documentos de referencia<text:bookmark-end text:name="__RefHeading___Toc15_1298068373"/></text:h>
      <text:list xml:id="list3655519486" text:style-name="L3">
        <text:list-item>
          <text:p text:style-name="P48"><text:span text:style-name="Internet_20_link"><text:span text:style-name="T26">PL-000_DOC_GENERAL_PLAN</text:span></text:span><text:span text:style-name="Internet_20_link"><text:span text:style-name="T27"> – Documento General de Planificación</text:span></text:span></text:p>
        </text:list-item>
        <text:list-item>
          <text:p text:style-name="P49"><text:bookmark text:name="CONF-002_DOC_CONFIGURACION_KEYCLOAK"/><text:a xlink:type="simple" xlink:href="#CONF-001_DOC_CONFIGURACION_BD" text:style-name="Internet_20_link" text:visited-style-name="Visited_20_Internet_20_Link"><text:span text:style-name="Internet_20_link"><text:span text:style-name="T11">CONF-00</text:span></text:span></text:a><text:a xlink:type="simple" xlink:href="#CONF-001_DOC_CONFIGURACION_BD" text:style-name="Internet_20_link" text:visited-style-name="Visited_20_Internet_20_Link"><text:span text:style-name="Internet_20_link"><text:span text:style-name="T10">2</text:span></text:span></text:a><text:a xlink:type="simple" xlink:href="#CONF-001_DOC_CONFIGURACION_BD" text:style-name="Internet_20_link" text:visited-style-name="Visited_20_Internet_20_Link"><text:span text:style-name="Internet_20_link"><text:span text:style-name="T11">_DOC_CONFIGURACION_</text:span></text:span></text:a><text:span text:style-name="Internet_20_link"><text:span text:style-name="T10">KEYCLOAK</text:span></text:span><text:span text:style-name="Internet_20_link"><text:span text:style-name="T14"> – </text:span></text:span><text:span text:style-name="Internet_20_link"><text:span text:style-name="T16">Configuraci</text:span></text:span><text:span text:style-name="Internet_20_link"><text:span text:style-name="T17">ó</text:span></text:span><text:span text:style-name="Internet_20_link"><text:span text:style-name="T16">n de Keycloak</text:span></text:span></text:p>
        </text:list-item>
        <text:list-item>
          <text:p text:style-name="P47"><text:bookmark text:name="CONF-003_DOC_CONFIGURACION_REALM"/><text:span text:style-name="T52">CONF</text:span><text:a xlink:type="simple" xlink:href="#PRU-001_DOC_CONFIGURACION_BD" text:style-name="Internet_20_link" text:visited-style-name="Visited_20_Internet_20_Link"><text:span text:style-name="T53">-00</text:span></text:a><text:a xlink:type="simple" xlink:href="#PRU-001_DOC_CONFIGURACION_BD" text:style-name="Internet_20_link" text:visited-style-name="Visited_20_Internet_20_Link"><text:span text:style-name="T52">3</text:span></text:a><text:a xlink:type="simple" xlink:href="#PRU-001_DOC_CONFIGURACION_BD" text:style-name="Internet_20_link" text:visited-style-name="Visited_20_Internet_20_Link"><text:span text:style-name="T53">_DOC_CONFIGURACION_</text:span></text:a><text:span text:style-name="T52">REALM</text:span></text:p>
        </text:list-item>
      </text:list>
      <text:h text:style-name="P43" text:outline-level="1"><text:bookmark-start text:name="__RefHeading___Toc321_934603117"/>Plan de implementaci<text:span text:style-name="T25">ón de Keycloak</text:span><text:bookmark-end text:name="__RefHeading___Toc321_934603117"/></text:h>
      <text:p text:style-name="P20"><text:span text:style-name="T37">El gestor de identidades se instalar</text:span><text:span text:style-name="T23">á en un contenedor </text:span><text:span text:style-name="T24">Docker</text:span><text:span text:style-name="T23">, por lo que s</text:span><text:span text:style-name="T36">e </text:span><text:span text:style-name="T22">realizarán los siguientes</text:span><text:span text:style-name="T36"> pasos:</text:span></text:p>
      <text:list xml:id="list1170582996" text:style-name="L2">
        <text:list-item>
          <text:p text:style-name="P45"><text:span text:style-name="T49">Crear y configurar el contenedor para Keycloak</text:span>. </text:p>
        </text:list-item>
        <text:list-item>
          <text:p text:style-name="P45"><text:span text:style-name="T49">Crear el contexto de seguridad o REALM</text:span>.</text:p>
        </text:list-item>
      </text:list>
      <text:p text:style-name="P24"><text:span text:style-name="T31">Se elabora </text:span><text:span text:style-name="T32">el</text:span><text:span text:style-name="T31"> documento técnico </text:span><text:a xlink:type="simple" xlink:href="#CONF-002_DOC_CONFIGURACION_KEYCLOAK" text:style-name="Internet_20_link" text:visited-style-name="Visited_20_Internet_20_Link"><text:span text:style-name="T34">CONF-00</text:span></text:a><text:a xlink:type="simple" xlink:href="#CONF-002_DOC_CONFIGURACION_KEYCLOAK" text:style-name="Internet_20_link" text:visited-style-name="Visited_20_Internet_20_Link"><text:span text:style-name="T35">2</text:span></text:a><text:a xlink:type="simple" xlink:href="#CONF-002_DOC_CONFIGURACION_KEYCLOAK" text:style-name="Internet_20_link" text:visited-style-name="Visited_20_Internet_20_Link"><text:span text:style-name="T34">_DOC_CONFIGURACION_</text:span></text:a><text:a xlink:type="simple" xlink:href="#CONF-002_DOC_CONFIGURACION_KEYCLOAK" text:style-name="Internet_20_link" text:visited-style-name="Visited_20_Internet_20_Link"><text:span text:style-name="T35">KEYCLOAK</text:span></text:a><text:span text:style-name="T32"> </text:span><text:span text:style-name="T31">explicando la configuración </text:span><text:span text:style-name="T33">para el contenedor especificado en el paso 1</text:span><text:span text:style-name="T31">.</text:span></text:p>
      <text:p text:style-name="P38"><text:span text:style-name="T12">S</text:span><text:span text:style-name="T13">e elabora documento de prueba </text:span><text:a xlink:type="simple" xlink:href="#CONF-003_DOC_CONFIGURACION_REALM" text:style-name="Internet_20_link" text:visited-style-name="Visited_20_Internet_20_Link"><text:span text:style-name="T10">CONF</text:span></text:a><text:a xlink:type="simple" xlink:href="#CONF-003_DOC_CONFIGURACION_REALM" text:style-name="Internet_20_link" text:visited-style-name="Visited_20_Internet_20_Link"><text:span text:style-name="T9">-00</text:span></text:a><text:a xlink:type="simple" xlink:href="#CONF-003_DOC_CONFIGURACION_REALM" text:style-name="Internet_20_link" text:visited-style-name="Visited_20_Internet_20_Link"><text:span text:style-name="T10">3</text:span></text:a><text:a xlink:type="simple" xlink:href="#CONF-003_DOC_CONFIGURACION_REALM" text:style-name="Internet_20_link" text:visited-style-name="Visited_20_Internet_20_Link"><text:span text:style-name="T9">_DOC_CONFIGURACION_</text:span></text:a><text:a xlink:type="simple" xlink:href="#CONF-003_DOC_CONFIGURACION_REALM" text:style-name="Internet_20_link" text:visited-style-name="Visited_20_Internet_20_Link"><text:span text:style-name="T10">REALM</text:span></text:a><text:span text:style-name="T13"> </text:span><text:span text:style-name="T14">explicando la configuración e instalación del contexto de seguridad especificado en el paso 2</text:span><text:span text:style-name="T13">. </text:span></text:p>
      <text:h text:style-name="P40" text:outline-level="1"><text:bookmark-start text:name="__RefHeading___Toc17_4290312538"/>Autenticaci<text:span text:style-name="T18">ón OAuth2</text:span><text:bookmark-end text:name="__RefHeading___Toc17_4290312538"/></text:h>
      <text:p text:style-name="P16"/>
      <text:h text:style-name="P40" text:outline-level="1"><text:bookmark-start text:name="__RefHeading___Toc6_554296098"/>Roles y permisos<text:bookmark-end text:name="__RefHeading___Toc6_554296098"/></text:h>
      <text:p text:style-name="P9"/>
      <text:h text:style-name="P41" text:outline-level="1"><text:bookmark-start text:name="__RefHeading___Toc8_554296098"/>SSO (Single Sign On)<text:bookmark-end text:name="__RefHeading___Toc8_554296098"/></text:h>
      <text:p text:style-name="P17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2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80571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5" style:family="text">
      <style:text-properties style:use-window-font-color="true" loext:opacity="0%" style:font-name="arial" fo:font-size="8pt" fo:language="es" fo:country="ES" officeooo:rsid="00155c39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/>
            </table:table-cell>
            <table:table-cell table:style-name="Tabla8.A1" office:value-type="string">
              <text:p text:style-name="MP2"><text:span text:style-name="MT1">JBOSS-EAP-EXAMPLE</text:span><text:span text:style-name="MT2"> </text:span><text:span text:style-name="MT3">PL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4">SEC</text:span><text:span text:style-name="MT1">_</text:span><text:span text:style-name="MT4">KEYCLOAK</text:span><text:span text:style-name="MT1"> – <text:s/></text:span><text:span text:style-name="MT5">Plan de trabajo </text:span><text:span text:style-name="MT4">Seguridad con Keycloak</text:span></text:p>
            </table:table-cell>
            <table:table-cell table:style-name="Tabla8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2:00:40.871370863</meta:creation-date>
    <dc:date>2025-11-04T22:31:10.369125979</dc:date>
    <meta:print-date>1995-11-21T17:41:00</meta:print-date>
    <meta:editing-cycles>168</meta:editing-cycles>
    <meta:editing-duration>P1DT1H2M50S</meta:editing-duration>
    <meta:generator>LibreOffice/7.3.7.2$Linux_X86_64 LibreOffice_project/30$Build-2</meta:generator>
    <meta:document-statistic meta:table-count="2" meta:image-count="0" meta:object-count="0" meta:page-count="4" meta:paragraph-count="56" meta:word-count="276" meta:character-count="1945" meta:non-whitespace-character-count="1727"/>
  </office:meta>
</office:document-meta>
</file>